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protected formula-hidden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Values in bold may be chang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 Cell Voltage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Cell cou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 Battery pack voltage</text:p>
          </table:table-cell>
          <table:table-cell table:formula="of:=[.B4]*[.B3]" office:value-type="float" office:value="29.4" calcext:value-type="float">
            <text:p>29.4</text:p>
          </table:table-cell>
        </table:table-row>
        <table:table-row table:style-name="ro1">
          <table:table-cell office:value-type="string" calcext:value-type="string">
            <text:p>Charge level I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rge level voltage ID step siz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harge Voltage</text:p>
          </table:table-cell>
          <table:table-cell table:style-name="ce2" table:formula="of:=[.B5]-(([.B6]-1)*[.B7])" office:value-type="float" office:value="27.4" calcext:value-type="float">
            <text:p>2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07:33:40.337959367</meta:creation-date>
    <dc:date>2022-01-09T07:39:29.230563162</dc:date>
    <meta:editing-duration>PT5M48S</meta:editing-duration>
    <meta:editing-cycles>3</meta:editing-cycles>
    <meta:generator>LibreOffice/6.4.7.2$Linux_X86_64 LibreOffice_project/40$Build-2</meta:generator>
    <meta:document-statistic meta:table-count="1" meta:cell-count="13" meta:object-count="0"/>
  </office:meta>
</office:document-meta>
</file>